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automatic-styles>
    <style:style style:name="P1" style:family="paragraph" style:parent-style-name="Standard">
      <style:paragraph-properties style:writing-mode="lr-tb"/>
      <style:text-properties officeooo:rsid="00130ecb" officeooo:paragraph-rsid="00130ecb"/>
    </style:style>
    <style:style style:name="P2" style:family="paragraph" style:parent-style-name="Standard" style:list-style-name="L1">
      <style:text-properties officeooo:rsid="00130ecb" officeooo:paragraph-rsid="00130ecb"/>
    </style:style>
    <style:style style:name="P3" style:family="paragraph" style:parent-style-name="Standard" style:list-style-name="L1">
      <style:paragraph-properties style:writing-mode="lr-tb"/>
      <style:text-properties officeooo:rsid="00130ecb" officeooo:paragraph-rsid="00130ecb"/>
    </style:style>
    <style:style style:name="P4" style:family="paragraph" style:parent-style-name="Standard">
      <style:paragraph-properties fo:text-align="justify" style:justify-single-word="false" style:writing-mode="lr-tb"/>
      <style:text-properties officeooo:rsid="00130ecb" officeooo:paragraph-rsid="00130ecb"/>
    </style:style>
    <style:style style:name="P5" style:family="paragraph" style:parent-style-name="Standard">
      <style:text-properties officeooo:paragraph-rsid="00130ecb"/>
    </style:style>
    <style:style style:name="P6" style:family="paragraph" style:parent-style-name="Standard" style:list-style-name="L1">
      <style:text-properties officeooo:paragraph-rsid="00130ecb"/>
    </style:style>
    <style:style style:name="P7" style:family="paragraph" style:parent-style-name="Standard">
      <style:paragraph-properties fo:text-align="justify" style:justify-single-word="false"/>
      <style:text-properties officeooo:paragraph-rsid="00130ecb"/>
    </style:style>
    <style:style style:name="P8" style:family="paragraph" style:parent-style-name="Standard">
      <style:paragraph-properties fo:text-align="justify" style:justify-single-word="false" style:writing-mode="lr-tb"/>
      <style:text-properties officeooo:rsid="00155409" officeooo:paragraph-rsid="00155409"/>
    </style:style>
    <style:style style:name="P9" style:family="paragraph" style:parent-style-name="Standard" style:list-style-name="L1">
      <style:paragraph-properties fo:line-height="115%" fo:text-align="justify" style:justify-single-word="false" style:writing-mode="lr-tb"/>
      <style:text-properties officeooo:rsid="00155409" officeooo:paragraph-rsid="00155409"/>
    </style:style>
    <style:style style:name="P10" style:family="paragraph" style:parent-style-name="Standard">
      <style:paragraph-properties fo:text-align="justify" style:justify-single-word="false" style:writing-mode="lr-tb"/>
      <style:text-properties officeooo:rsid="0016a74e" officeooo:paragraph-rsid="0016a74e"/>
    </style:style>
    <style:style style:name="P11" style:family="paragraph" style:parent-style-name="Standard">
      <style:paragraph-properties fo:text-align="justify" style:justify-single-word="false" style:writing-mode="lr-tb"/>
      <style:text-properties officeooo:rsid="00176d80" officeooo:paragraph-rsid="00176d80"/>
    </style:style>
    <style:style style:name="P12" style:family="paragraph" style:parent-style-name="Standard" style:list-style-name="L1">
      <style:paragraph-properties fo:text-align="justify" style:justify-single-word="false" style:writing-mode="lr-tb"/>
      <style:text-properties officeooo:rsid="00176d80" officeooo:paragraph-rsid="00176d80"/>
    </style:style>
    <style:style style:name="P13" style:family="paragraph" style:parent-style-name="Standard" style:list-style-name="L1">
      <style:paragraph-properties fo:text-align="justify" style:justify-single-word="false" style:writing-mode="lr-tb"/>
      <style:text-properties officeooo:rsid="0017f4a5" officeooo:paragraph-rsid="0017f4a5"/>
    </style:style>
    <style:style style:name="P14" style:family="paragraph" style:parent-style-name="Standard" style:list-style-name="L1">
      <style:paragraph-properties fo:text-align="justify" style:justify-single-word="false" style:writing-mode="lr-tb"/>
      <style:text-properties officeooo:rsid="001843b9" officeooo:paragraph-rsid="001843b9"/>
    </style:style>
    <style:style style:name="P15" style:family="paragraph" style:parent-style-name="Standard" style:list-style-name="L1">
      <style:paragraph-properties fo:text-align="justify" style:justify-single-word="false" style:writing-mode="lr-tb"/>
      <style:text-properties officeooo:rsid="00187a7d" officeooo:paragraph-rsid="00187a7d"/>
    </style:style>
    <style:style style:name="P16" style:family="paragraph" style:parent-style-name="Standard" style:list-style-name="L1">
      <style:paragraph-properties fo:line-height="150%" fo:text-align="justify" style:justify-single-word="false" style:writing-mode="lr-tb"/>
      <style:text-properties officeooo:rsid="0018a203" officeooo:paragraph-rsid="0018a203"/>
    </style:style>
    <style:style style:name="P17" style:family="paragraph" style:parent-style-name="Standard">
      <style:paragraph-properties fo:line-height="150%" fo:text-align="justify" style:justify-single-word="false" style:writing-mode="lr-tb"/>
      <style:text-properties officeooo:rsid="0018a203" officeooo:paragraph-rsid="0018a203"/>
    </style:style>
    <style:style style:name="P18" style:family="paragraph" style:parent-style-name="Standard" style:list-style-name="L1">
      <style:paragraph-properties fo:line-height="150%" fo:text-align="justify" style:justify-single-word="false" style:writing-mode="lr-tb"/>
      <style:text-properties style:text-underline-style="none" officeooo:rsid="0018a203" officeooo:paragraph-rsid="0018a203"/>
    </style:style>
    <style:style style:name="P19" style:family="paragraph" style:parent-style-name="Standard">
      <style:paragraph-properties fo:line-height="150%" fo:text-align="justify" style:justify-single-word="false" style:writing-mode="lr-tb"/>
      <style:text-properties style:text-underline-style="none" officeooo:rsid="0018a203" officeooo:paragraph-rsid="0018a203"/>
    </style:style>
    <style:style style:name="P20" style:family="paragraph" style:parent-style-name="Standard" style:list-style-name="L1">
      <loext:graphic-properties draw:fill="none"/>
      <style:paragraph-properties fo:line-height="150%" fo:text-align="justify" style:justify-single-word="false" fo:background-color="transparent" style:writing-mode="lr-tb"/>
      <style:text-properties style:text-underline-style="none" officeooo:rsid="001c23ac" officeooo:paragraph-rsid="001c23ac"/>
    </style:style>
    <style:style style:name="P21" style:family="paragraph" style:parent-style-name="Standard" style:list-style-name="L1" style:master-page-name="">
      <loext:graphic-properties draw:fill="none"/>
      <style:paragraph-properties fo:margin-left="0.5in" fo:margin-right="-0.1252in" fo:line-height="150%" fo:text-align="justify" style:justify-single-word="false" fo:text-indent="-0.25in" style:auto-text-indent="false" style:page-number="auto" fo:background-color="transparent" style:writing-mode="lr-tb"/>
      <style:text-properties style:text-underline-style="none" officeooo:rsid="001c23ac" officeooo:paragraph-rsid="001c23ac"/>
    </style:style>
    <style:style style:name="P22" style:family="paragraph" style:parent-style-name="Standard" style:list-style-name="L1">
      <loext:graphic-properties draw:fill="none"/>
      <style:paragraph-properties fo:margin-left="0.5in" fo:margin-right="-0.1252in" fo:line-height="150%" fo:text-align="justify" style:justify-single-word="false" fo:text-indent="-0.25in" style:auto-text-indent="false" fo:background-color="transparent" style:writing-mode="lr-tb"/>
      <style:text-properties style:text-underline-style="none" officeooo:rsid="001c23ac" officeooo:paragraph-rsid="001c23ac"/>
    </style:style>
    <style:style style:name="P23" style:family="paragraph" style:parent-style-name="Standard">
      <style:paragraph-properties fo:line-height="150%" fo:text-align="justify" style:justify-single-word="false" style:writing-mode="lr-tb"/>
      <style:text-properties style:text-underline-style="none" fo:font-weight="bold" officeooo:rsid="001c23ac" officeooo:paragraph-rsid="001c23ac" style:font-weight-asian="bold" style:font-weight-complex="bold"/>
    </style:style>
    <style:style style:name="P24" style:family="paragraph" style:parent-style-name="Standard">
      <loext:graphic-properties draw:fill="none"/>
      <style:paragraph-properties fo:line-height="150%" fo:text-align="start" style:justify-single-word="false" fo:background-color="transparent" style:writing-mode="lr-tb"/>
      <style:text-properties style:text-underline-style="none" fo:font-weight="bold" officeooo:rsid="001d7af0" officeooo:paragraph-rsid="001d7af0" style:font-weight-asian="bold" style:font-weight-complex="bold"/>
    </style:style>
    <style:style style:name="P25" style:family="paragraph" style:parent-style-name="Standard" style:list-style-name="L1">
      <loext:graphic-properties draw:fill="none"/>
      <style:paragraph-properties fo:line-height="150%" fo:text-align="start" style:justify-single-word="false" fo:background-color="transparent" style:writing-mode="lr-tb"/>
      <style:text-properties style:text-underline-style="none" officeooo:rsid="001c9618" officeooo:paragraph-rsid="001c9618"/>
    </style:style>
    <style:style style:name="P26" style:family="paragraph" style:parent-style-name="Standard">
      <loext:graphic-properties draw:fill="none"/>
      <style:paragraph-properties fo:line-height="150%" fo:text-align="start" style:justify-single-word="false" fo:background-color="transparent" style:writing-mode="lr-tb"/>
      <style:text-properties style:text-underline-style="none" officeooo:rsid="001c9618" officeooo:paragraph-rsid="001c9618"/>
    </style:style>
    <style:style style:name="P27" style:family="paragraph" style:parent-style-name="Standard">
      <style:paragraph-properties fo:text-align="justify" style:justify-single-word="false" style:writing-mode="lr-tb"/>
      <style:text-properties fo:font-weight="bold" officeooo:rsid="0018a203" officeooo:paragraph-rsid="0018a203" style:font-weight-asian="bold" style:font-weight-complex="bold"/>
    </style:style>
    <style:style style:name="P28" style:family="paragraph" style:parent-style-name="Standard">
      <style:paragraph-properties fo:text-align="justify" style:justify-single-word="false"/>
      <style:text-properties fo:font-weight="bold" officeooo:rsid="0023009c" officeooo:paragraph-rsid="0023009c" style:font-weight-asian="bold" style:font-weight-complex="bold"/>
    </style:style>
    <style:style style:name="P29" style:family="paragraph" style:parent-style-name="Standard">
      <style:paragraph-properties fo:text-align="justify" style:justify-single-word="false" style:writing-mode="lr-tb"/>
      <style:text-properties fo:font-weight="bold" officeooo:rsid="00176d80" officeooo:paragraph-rsid="00176d80" style:font-weight-asian="bold" style:font-weight-complex="bold"/>
    </style:style>
    <style:style style:name="P30" style:family="paragraph" style:parent-style-name="Standard" style:list-style-name="L1">
      <loext:graphic-properties draw:fill="none"/>
      <style:paragraph-properties fo:line-height="150%" fo:text-align="start" style:justify-single-word="false" fo:background-color="transparent" style:writing-mode="lr-tb"/>
      <style:text-properties officeooo:paragraph-rsid="001e8b5e"/>
    </style:style>
    <style:style style:name="P31" style:family="paragraph" style:parent-style-name="Standard" style:list-style-name="L1">
      <loext:graphic-properties draw:fill="none"/>
      <style:paragraph-properties fo:line-height="150%" fo:text-align="start" style:justify-single-word="false" fo:background-color="transparent" style:writing-mode="lr-tb"/>
      <style:text-properties officeooo:rsid="00206d89" officeooo:paragraph-rsid="00206d89"/>
    </style:style>
    <style:style style:name="P32" style:family="paragraph" style:parent-style-name="Standard">
      <style:paragraph-properties style:writing-mode="lr-tb"/>
      <style:text-properties officeooo:rsid="0023009c" officeooo:paragraph-rsid="0023009c"/>
    </style:style>
    <style:style style:name="P33" style:family="paragraph" style:parent-style-name="Standard" style:list-style-name="L1">
      <style:paragraph-properties fo:text-align="justify" style:justify-single-word="false" style:writing-mode="lr-tb"/>
      <style:text-properties officeooo:rsid="0023a1a1" officeooo:paragraph-rsid="0023a1a1"/>
    </style:style>
    <style:style style:name="T1" style:family="text">
      <style:text-properties officeooo:rsid="00130ecb"/>
    </style:style>
    <style:style style:name="T2" style:family="text">
      <style:text-properties style:text-position="super 58%"/>
    </style:style>
    <style:style style:name="T3" style:family="text">
      <style:text-properties style:text-position="0% 100%"/>
    </style:style>
    <style:style style:name="T4" style:family="text">
      <style:text-properties officeooo:rsid="00187a7d"/>
    </style:style>
    <style:style style:name="T5" style:family="text">
      <style:text-properties fo:font-style="itali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officeooo:rsid="001e8b5e" style:font-style-asian="normal" style:font-style-complex="normal"/>
    </style:style>
    <style:style style:name="T11" style:family="text">
      <style:text-properties fo:font-style="normal" style:text-underline-style="none" officeooo:rsid="00206d89" style:font-style-asian="normal" style:font-style-complex="normal"/>
    </style:style>
    <style:style style:name="T12" style:family="text">
      <style:text-properties fo:font-weight="bold" style:font-weight-asian="bold" style:font-weight-complex="bol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Read the text and then do the tasks below</text:p>
      <text:p text:style-name="P7">Iguazu Falls are located on the Iguazu River and an area shared by Argentina, Brazil and Paraguay, so it is a three-country border zone. Iguazu National Park offers many activities to make your adventure unforgettable. You can experience the waterfalls in different ways; go on a trekking tour, take a helicopter ride above the Iguazu Falls, go canoeing in the Iguazu river. Some tourists had found the Falls wonderful with their sub-tropical climate and rains all year. Travel experts consider that Iguazu is a magnificent holiday destination for adventure and nature lovers.</text:p>
      <text:p text:style-name="P7"/>
      <text:p text:style-name="P5"/>
      <text:list xml:id="list3386399496" text:style-name="L1">
        <text:list-item>
          <text:p text:style-name="P6"><text:span text:style-name="T1">The falls are located on the :</text:span></text:p>
          <text:list>
            <text:list-item>
              <text:p text:style-name="P2">River Thames</text:p>
            </text:list-item>
            <text:list-item>
              <text:p text:style-name="P2">Nile River</text:p>
            </text:list-item>
            <text:list-item>
              <text:p text:style-name="P2">Euphrates River</text:p>
            </text:list-item>
            <text:list-item>
              <text:p text:style-name="P2">Iguazu River</text:p>
            </text:list-item>
          </text:list>
        </text:list-item>
        <text:list-item>
          <text:p text:style-name="P2">Activities in Iguazu National Park are…</text:p>
          <text:list>
            <text:list-item>
              <text:p text:style-name="P2">Forgettable</text:p>
            </text:list-item>
            <text:list-item>
              <text:p text:style-name="P2">boring</text:p>
            </text:list-item>
            <text:list-item>
              <text:p text:style-name="P2">memorable</text:p>
            </text:list-item>
            <text:list-item>
              <text:p text:style-name="P2">not remarkable </text:p>
            </text:list-item>
          </text:list>
        </text:list-item>
        <text:list-item>
          <text:p text:style-name="P2">Tourists …. the sub-tropical climate</text:p>
          <text:list>
            <text:list-item>
              <text:p text:style-name="P2">fascinated by</text:p>
            </text:list-item>
            <text:list-item>
              <text:p text:style-name="P2">got sick from</text:p>
            </text:list-item>
            <text:list-item>
              <text:p text:style-name="P2">suffered from</text:p>
            </text:list-item>
            <text:list-item>
              <text:p text:style-name="P2">complained about</text:p>
            </text:list-item>
          </text:list>
        </text:list-item>
        <text:list-item>
          <text:p text:style-name="P2">vacation in Iguazu is ….</text:p>
          <text:list>
            <text:list-item>
              <text:p text:style-name="P2">a waste of time</text:p>
            </text:list-item>
            <text:list-item>
              <text:p text:style-name="P2">scary</text:p>
            </text:list-item>
            <text:list-item>
              <text:p text:style-name="P2">fantastic</text:p>
            </text:list-item>
            <text:list-item>
              <text:p text:style-name="P2">unattractive</text:p>
            </text:list-item>
          </text:list>
        </text:list-item>
        <text:list-item>
          <text:p text:style-name="P2">“trekking” means ….</text:p>
          <text:list>
            <text:list-item>
              <text:p text:style-name="P2">a long walk lasting several days</text:p>
            </text:list-item>
            <text:list-item>
              <text:p text:style-name="P2">a car that you pay money to use</text:p>
            </text:list-item>
            <text:list-item>
              <text:p text:style-name="P2">the weather over a long period of time</text:p>
            </text:list-item>
            <text:list-item>
              <text:p text:style-name="P3">situated</text:p>
            </text:list-item>
          </text:list>
        </text:list-item>
      </text:list>
      <text:p text:style-name="P1"/>
      <text:p text:style-name="P1"/>
      <text:p text:style-name="P32"><text:span text:style-name="T12">Read the text and then do the tasks below</text:span> </text:p>
      <text:p text:style-name="P1"/>
      <text:p text:style-name="P4">Hi, my name is Sandra, and I come from Lebanon. I like to visit historical places. I am going to Granada, Spain. Granada is a great place to visit. It is a historical place and has lovely ancient ruins. Alhambra Palace is an ancient fortress and citadel located in Granada. It is an eight-century-old site.</text:p>
      <text:p text:style-name="P4">Hello, my name is Sarah, and I come from Iraq. I am going to Vancouver, Canada. Vancouver is the greatest city in the world! In the spring, you can ski in the mountains and swim in the ocean on the same day. It is a great place to walk. There are nice places to spend a sunny afternoon. Yaleton is a wonderful neighborhood. There are a lot of coffee shops, furniture stores, bookstores and boutiques.</text:p>
      <text:p text:style-name="P4"/>
      <text:p text:style-name="P10">Write True or Fale:</text:p>
      <text:p text:style-name="P10"/>
      <text:list xml:id="list115108557182752" text:continue-numbering="true" text:style-name="L1">
        <text:list-item>
          <text:p text:style-name="P9">Sandra is going to visit Lebanon because she like historical places.</text:p>
        </text:list-item>
        <text:list-item>
          <text:p text:style-name="P9">Alhambra Palace in Granada was built in the 18<text:span text:style-name="T2">th</text:span> century.</text:p>
        </text:list-item>
        <text:list-item>
          <text:p text:style-name="P9">Sarah’s destination is Vancouver Canada.</text:p>
        </text:list-item>
        <text:list-item>
          <text:p text:style-name="P9">You can swim and ski on the same day in Vancouver.</text:p>
        </text:list-item>
        <text:list-item>
          <text:p text:style-name="P9">Yaleton is a trade and tourist are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9">Choose the correct answer:</text:p>
      <text:p text:style-name="P11"/>
      <text:list xml:id="list115108429953748" text:continue-numbering="true" text:style-name="L1">
        <text:list-item>
          <text:p text:style-name="P12"><text:s/>Before my dad arrived, I …. my room.</text:p>
          <text:list>
            <text:list-item>
              <text:p text:style-name="P12">Cleaned </text:p>
            </text:list-item>
            <text:list-item>
              <text:p text:style-name="P12">was cleaning </text:p>
            </text:list-item>
            <text:list-item>
              <text:p text:style-name="P12">have cleaned </text:p>
            </text:list-item>
            <text:list-item>
              <text:p text:style-name="P12">had cleaned </text:p>
            </text:list-item>
          </text:list>
        </text:list-item>
        <text:list-item>
          <text:p text:style-name="P12"><text:s/>Cooked over a very strong heat.</text:p>
          <text:list>
            <text:list-item>
              <text:p text:style-name="P12">Grilled</text:p>
            </text:list-item>
            <text:list-item>
              <text:p text:style-name="P12">beans</text:p>
            </text:list-item>
            <text:list-item>
              <text:p text:style-name="P12">stew</text:p>
            </text:list-item>
            <text:list-item>
              <text:p text:style-name="P12">eaten</text:p>
            </text:list-item>
          </text:list>
        </text:list-item>
        <text:list-item>
          <text:p text:style-name="P12">The kids ….. some ice cream before they wen back home</text:p>
          <text:list>
            <text:list-item>
              <text:p text:style-name="P12">have had</text:p>
            </text:list-item>
            <text:list-item>
              <text:p text:style-name="P12">had had</text:p>
            </text:list-item>
            <text:list-item>
              <text:p text:style-name="P12">had</text:p>
            </text:list-item>
            <text:list-item>
              <text:p text:style-name="P12">eaten</text:p>
            </text:list-item>
          </text:list>
        </text:list-item>
        <text:list-item>
          <text:p text:style-name="P12"><text:s/>someone who has special skills </text:p>
          <text:list>
            <text:list-item>
              <text:p text:style-name="P12">magnificent</text:p>
            </text:list-item>
            <text:list-item>
              <text:p text:style-name="P12">expertise</text:p>
            </text:list-item>
            <text:list-item>
              <text:p text:style-name="P12">expert</text:p>
            </text:list-item>
            <text:list-item>
              <text:p text:style-name="P12">experience</text:p>
            </text:list-item>
          </text:list>
        </text:list-item>
        <text:list-item>
          <text:p text:style-name="P13">Laura repaired her glasses…. Her mother had broken them.</text:p>
          <text:list>
            <text:list-item>
              <text:p text:style-name="P13">But</text:p>
            </text:list-item>
            <text:list-item>
              <text:p text:style-name="P13">because</text:p>
            </text:list-item>
            <text:list-item>
              <text:p text:style-name="P13">and</text:p>
            </text:list-item>
            <text:list-item>
              <text:p text:style-name="P13">also</text:p>
            </text:list-item>
          </text:list>
        </text:list-item>
        <text:list-item>
          <text:p text:style-name="P14">Tom said that he ……… tired</text:p>
          <text:list>
            <text:list-item>
              <text:p text:style-name="P14">has been</text:p>
            </text:list-item>
            <text:list-item>
              <text:p text:style-name="P14">been</text:p>
            </text:list-item>
            <text:list-item>
              <text:p text:style-name="P14">had been</text:p>
            </text:list-item>
            <text:list-item>
              <text:p text:style-name="P14">is</text:p>
            </text:list-item>
          </text:list>
        </text:list-item>
        <text:list-item>
          <text:p text:style-name="P14">Our team had practiced ….. they played the match</text:p>
          <text:list>
            <text:list-item>
              <text:p text:style-name="P14">after</text:p>
            </text:list-item>
            <text:list-item>
              <text:p text:style-name="P14">before </text:p>
            </text:list-item>
            <text:list-item>
              <text:p text:style-name="P14">while</text:p>
            </text:list-item>
            <text:list-item>
              <text:p text:style-name="P14">when</text:p>
            </text:list-item>
          </text:list>
        </text:list-item>
        <text:list-item>
          <text:p text:style-name="P14"><text:s/>She said she …. home early.</text:p>
          <text:list>
            <text:list-item>
              <text:p text:style-name="P14">Goes</text:p>
            </text:list-item>
            <text:list-item>
              <text:p text:style-name="P14">has gone</text:p>
            </text:list-item>
            <text:list-item>
              <text:p text:style-name="P14">had gone</text:p>
            </text:list-item>
            <text:list-item>
              <text:p text:style-name="P14">been</text:p>
            </text:list-item>
          </text:list>
        </text:list-item>
        <text:list-item>
          <text:p text:style-name="P14">“ I was in France” . Ali said ……. in France</text:p>
          <text:list>
            <text:list-item>
              <text:p text:style-name="P14">I had been</text:p>
            </text:list-item>
            <text:list-item>
              <text:p text:style-name="P14">he had been</text:p>
            </text:list-item>
            <text:list-item>
              <text:p text:style-name="P14">he was </text:p>
            </text:list-item>
            <text:list-item>
              <text:p text:style-name="P14">he went</text:p>
            </text:list-item>
          </text:list>
        </text:list-item>
        <text:list-item>
          <text:p text:style-name="P14"><text:s/>A place that is protected against attacks.</text:p>
          <text:list>
            <text:list-item>
              <text:p text:style-name="P14">Citadel </text:p>
            </text:list-item>
            <text:list-item>
              <text:p text:style-name="P14">fortress</text:p>
            </text:list-item>
            <text:list-item>
              <text:p text:style-name="P14">boutique</text:p>
            </text:list-item>
            <text:list-item>
              <text:p text:style-name="P14">neighborhood</text:p>
            </text:list-item>
          </text:list>
        </text:list-item>
        <text:list-item>
          <text:p text:style-name="P14">A hot meal made by cooking meat and vegetables in a liquid </text:p>
          <text:list>
            <text:list-item>
              <text:p text:style-name="P14">rental</text:p>
            </text:list-item>
            <text:list-item>
              <text:p text:style-name="P14">grill</text:p>
            </text:list-item>
            <text:list-item>
              <text:p text:style-name="P14">stew</text:p>
            </text:list-item>
            <text:list-item>
              <text:p text:style-name="P14">chicken</text:p>
            </text:list-item>
          </text:list>
        </text:list-item>
        <text:list-item>
          <text:p text:style-name="P14"><text:s/>A small shop that sells clothes and other things</text:p>
          <text:list>
            <text:list-item>
              <text:p text:style-name="P14">supermarket</text:p>
            </text:list-item>
            <text:list-item>
              <text:p text:style-name="P14">mall</text:p>
            </text:list-item>
            <text:list-item>
              <text:p text:style-name="P14">pharmacy</text:p>
            </text:list-item>
            <text:list-item>
              <text:p text:style-name="P14">boutique</text:p>
            </text:list-item>
          </text:list>
        </text:list-item>
        <text:list-item>
          <text:p text:style-name="P14">By the time the bell …. I had already finished working</text:p>
          <text:list>
            <text:list-item>
              <text:p text:style-name="P14">ring</text:p>
            </text:list-item>
            <text:list-item>
              <text:p text:style-name="P14">rang</text:p>
            </text:list-item>
            <text:list-item>
              <text:p text:style-name="P14">had rung</text:p>
            </text:list-item>
            <text:list-item>
              <text:p text:style-name="P14">has rung</text:p>
            </text:list-item>
          </text:list>
        </text:list-item>
        <text:list-item>
          <text:p text:style-name="P14"><text:s/><text:span text:style-name="T4">Sometimes the climate differs …. one area to another in the same country</text:span></text:p>
          <text:list>
            <text:list-item>
              <text:p text:style-name="P15">of</text:p>
            </text:list-item>
            <text:list-item>
              <text:p text:style-name="P15">at</text:p>
            </text:list-item>
            <text:list-item>
              <text:p text:style-name="P15">off</text:p>
            </text:list-item>
            <text:list-item>
              <text:p text:style-name="P15">from</text:p>
            </text:list-item>
          </text:list>
        </text:list-item>
        <text:list-item>
          <text:p text:style-name="P15">The word that has both <text:span text:style-name="T5">s</text:span><text:span text:style-name="T6"> and </text:span><text:span text:style-name="T5">k</text:span><text:span text:style-name="T6"> sounds</text:span></text:p>
          <text:list>
            <text:list-item>
              <text:p text:style-name="P15"><text:span text:style-name="T6">clock</text:span></text:p>
            </text:list-item>
            <text:list-item>
              <text:p text:style-name="P15"><text:span text:style-name="T6">circle</text:span></text:p>
            </text:list-item>
            <text:list-item>
              <text:p text:style-name="P15"><text:span text:style-name="T6">truck</text:span></text:p>
            </text:list-item>
            <text:list-item>
              <text:p text:style-name="P15"><text:span text:style-name="T6">chicken</text:span></text:p>
            </text:list-item>
          </text:list>
        </text:list-item>
        <text:list-item>
          <text:p text:style-name="P15"><text:span text:style-name="T6">The word that has the </text:span><text:span text:style-name="T5">k</text:span><text:span text:style-name="T6"> sound is …</text:span></text:p>
          <text:list>
            <text:list-item>
              <text:p text:style-name="P15"><text:span text:style-name="T6">juice </text:span></text:p>
            </text:list-item>
            <text:list-item>
              <text:p text:style-name="P15"><text:span text:style-name="T6">city </text:span></text:p>
            </text:list-item>
            <text:list-item>
              <text:p text:style-name="P15"><text:span text:style-name="T6">capital </text:span></text:p>
            </text:list-item>
          </text:list>
        </text:list-item>
        <text:list-item>
          <text:p text:style-name="P15"><text:soft-page-break/><text:span text:style-name="T6"><text:s/>The word that has the </text:span><text:span text:style-name="T5">s</text:span><text:span text:style-name="T6"> sound is </text:span></text:p>
          <text:list>
            <text:list-item>
              <text:p text:style-name="P15"><text:span text:style-name="T6">cloud</text:span></text:p>
            </text:list-item>
            <text:list-item>
              <text:p text:style-name="P15"><text:span text:style-name="T6">come</text:span></text:p>
            </text:list-item>
            <text:list-item>
              <text:p text:style-name="P15"><text:span text:style-name="T6">corn</text:span></text:p>
            </text:list-item>
            <text:list-item>
              <text:p text:style-name="P15"><text:span text:style-name="T6">cinema</text:span></text:p>
              <text:p text:style-name="P33"><text:span text:style-name="T6">s</text:span></text:p>
            </text:list-item>
          </text:list>
        </text:list-item>
      </text:list>
      <text:p text:style-name="P27"><text:span text:style-name="T6">Make question about the underlined words in each:</text:span></text:p>
      <text:p text:style-name="P27"><text:span text:style-name="T6"/></text:p>
      <text:list xml:id="list115108108059703" text:continue-numbering="true" text:style-name="L1">
        <text:list-item>
          <text:p text:style-name="P16"><text:span text:style-name="T6"><text:s/>a …………………………………………………?</text:span></text:p>
        </text:list-item>
      </text:list>
      <text:p text:style-name="P17"><text:span text:style-name="T6"><text:tab/>b : </text:span><text:span text:style-name="T7">Yes</text:span><text:span text:style-name="T6">, ali had arrived before it rained</text:span></text:p>
      <text:p text:style-name="P17"><text:span text:style-name="T6"/></text:p>
      <text:list xml:id="list115108092472351" text:continue-numbering="true" text:style-name="L1">
        <text:list-item>
          <text:p text:style-name="P16"><text:span text:style-name="T6">a …………………………………………………?</text:span></text:p>
          <text:p text:style-name="P16"><text:span text:style-name="T6">He was tired </text:span><text:span text:style-name="T7">because he had stayed up late</text:span></text:p>
        </text:list-item>
        <text:list-item>
          <text:p text:style-name="P18"><text:span text:style-name="T6">a ………………………………………………..?</text:span></text:p>
        </text:list-item>
      </text:list>
      <text:p text:style-name="P19"><text:span text:style-name="T6"><text:tab/>He goes to the pool </text:span><text:span text:style-name="T8">once a week</text:span></text:p>
      <text:list xml:id="list115109512621421" text:continue-numbering="true" text:style-name="L1">
        <text:list-item>
          <text:p text:style-name="P18"><text:span text:style-name="T6">a ……………………………………………….?</text:span></text:p>
        </text:list-item>
      </text:list>
      <text:p text:style-name="P19"><text:span text:style-name="T6"><text:tab/></text:span><text:span text:style-name="T7">My uncle</text:span><text:span text:style-name="T6"> taught him to swim. </text:span></text:p>
      <text:p text:style-name="P23"><text:span text:style-name="T6">Find the mistake in each sentence:</text:span></text:p>
      <text:list xml:id="list115107720254625" text:continue-numbering="true" text:style-name="L1">
        <text:list-item>
          <text:p text:style-name="P21"><text:span text:style-name="T7">Much</text:span><text:span text:style-name="T6"> people </text:span><text:span text:style-name="T7">had</text:span><text:span text:style-name="T6"> </text:span><text:span text:style-name="T7">visited</text:span><text:span text:style-name="T6"> the Iguazu </text:span><text:span text:style-name="T7">falls</text:span></text:p>
          <text:p text:style-name="P22"><text:span text:style-name="T6">A<text:tab/><text:tab/>B<text:tab/>C<text:tab/><text:tab/> <text:s text:c="3"/>D</text:span></text:p>
        </text:list-item>
        <text:list-item>
          <text:p text:style-name="P22"><text:span text:style-name="T6">She </text:span><text:span text:style-name="T7">looked</text:span><text:span text:style-name="T6"> </text:span><text:span text:style-name="T7">worry</text:span><text:span text:style-name="T6"> so I </text:span><text:span text:style-name="T7">felt</text:span><text:span text:style-name="T6"> sorry for </text:span><text:span text:style-name="T7">her</text:span><text:span text:style-name="T6"> </text:span></text:p>
          <text:list>
            <text:list-item>
              <text:list>
                <text:list-item>
                  <text:list>
                    <text:list-item>
                      <text:list>
                        <text:list-item>
                          <text:list>
                            <text:list-header>
                              <text:p text:style-name="P22"><text:span text:style-name="T6"><text:s text:c="7"/>A <text:s text:c="8"/>B <text:s text:c="12"/>C <text:s text:c="17"/>D</text:span></text:p>
                            </text:list-header>
                          </text:list>
                        </text:list-item>
                      </text:list>
                    </text:list-item>
                  </text:list>
                </text:list-item>
              </text:list>
            </text:list-item>
          </text:list>
        </text:list-item>
        <text:list-item>
          <text:p text:style-name="P20"><text:span text:style-name="T6"><text:s/>She </text:span><text:span text:style-name="T7">said</text:span><text:span text:style-name="T6"> that </text:span><text:span text:style-name="T7">someone</text:span><text:span text:style-name="T6"> </text:span><text:span text:style-name="T7">had</text:span><text:span text:style-name="T6"> </text:span><text:span text:style-name="T7">went</text:span></text:p>
          <text:list>
            <text:list-header>
              <text:p text:style-name="P20"><text:span text:style-name="T6"><text:s text:c="4"/>A<text:tab/><text:tab/>B<text:tab/> <text:s/>C<text:tab/>D</text:span></text:p>
            </text:list-header>
          </text:list>
        </text:list-item>
        <text:list-item>
          <text:p text:style-name="P25"><text:span text:style-name="T6">Vancouver </text:span><text:span text:style-name="T7">is</text:span><text:span text:style-name="T6"> a </text:span><text:span text:style-name="T7">great</text:span><text:span text:style-name="T6"> place </text:span><text:span text:style-name="T7">to</text:span><text:span text:style-name="T6"> </text:span><text:span text:style-name="T7">walking</text:span></text:p>
          <text:list>
            <text:list-item>
              <text:list>
                <text:list-item>
                  <text:list>
                    <text:list-header>
                      <text:p text:style-name="P25"><text:span text:style-name="T6"><text:s/>A <text:s text:c="6"/>B <text:s text:c="12"/>C <text:s text:c="2"/>D</text:span></text:p>
                    </text:list-header>
                  </text:list>
                </text:list-item>
              </text:list>
            </text:list-item>
          </text:list>
        </text:list-item>
      </text:list>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6"><text:span text:style-name="T6"/></text:p>
      <text:p text:style-name="P24"><text:span text:style-name="T6">Write a paragraph about the following topic</text:span></text:p>
      <text:list xml:id="list115108913721013" text:continue-numbering="true" text:style-name="L1">
        <text:list-item>
          <text:p text:style-name="P30"><text:span text:style-name="T10"><text:s/></text:span><text:span text:style-name="T11">An invitaion to your friends including a plan for one week holiday.</text:span></text:p>
          <text:p text:style-name="P30"><text:span text:style-name="T11"/></text:p>
          <text:p text:style-name="P31"><text:span text:style-name="T9"/></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wiss"/>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Tahoma" fo:font-size="12pt" fo:language="en" fo:country="US" style:letter-kerning="true" style:font-name-asian="Noto Serif CJK SC" style:font-size-asian="10.5pt" style:language-asian="zh" style:country-asian="CN" style:font-name-complex="Tahoma1" style:font-size-complex="12pt" style:language-complex="ar" style:country-complex="SY"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ahoma" fo:font-family="Tahoma" style:font-family-generic="swiss" fo:font-size="14pt" style:font-name-asian="Noto Sans CJK SC" style:font-family-asian="'Noto Sans CJK SC'"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ahoma" fo:font-family="Tahoma" style:font-family-generic="swiss" style:font-size-asian="12pt" style:font-name-complex="Tahoma" style:font-family-complex="Tahoma"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Tahoma" fo:font-family="Tahoma" style:font-family-generic="swiss" fo:font-size="12pt" fo:font-style="italic" style:font-size-asian="12pt" style:font-style-asian="italic" style:font-name-complex="Tahoma"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ahoma" fo:font-family="Tahoma" style:font-family-generic="swiss" fo:language="zxx" fo:country="none" style:font-size-asian="12pt" style:language-asian="zxx" style:country-asian="none" style:font-name-complex="Tahoma" style:font-family-complex="Tahoma" style:font-family-generic-complex="swiss"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0T11:01:26.350203685</meta:creation-date>
    <dc:date>2022-11-10T11:51:07.383978899</dc:date>
    <meta:editing-duration>PT39M10S</meta:editing-duration>
    <meta:editing-cycles>19</meta:editing-cycles>
    <meta:generator>LibreOffice/7.3.6.2$Linux_X86_64 LibreOffice_project/30$Build-2</meta:generator>
    <meta:document-statistic meta:table-count="0" meta:image-count="0" meta:object-count="0" meta:page-count="3" meta:paragraph-count="142" meta:word-count="845" meta:character-count="4231" meta:non-whitespace-character-count="3542"/>
  </office:meta>
</office:document-meta>
</file>